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258000002589D9E095B13E290F9.png" manifest:media-type="image/png"/>
  <manifest:file-entry manifest:full-path="Pictures/10000201000000C70000016E03EC3D605D0172EF.png" manifest:media-type="image/png"/>
  <manifest:file-entry manifest:full-path="Pictures/1000020100000258000002581D4ED1CB9C7B75FD.png" manifest:media-type="image/png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 Mono1" svg:font-family="'DejaVu Sans Mono'"/>
    <style:font-face style:name="MS PGothic1" svg:font-family="'MS PGothic'"/>
    <style:font-face style:name="FreeMono1" svg:font-family="FreeMono" style:font-family-generic="modern" style:font-pitch="fixed"/>
    <style:font-face style:name="Arial" svg:font-family="Arial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Ubuntu" svg:font-family="Ubuntu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999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">
        <office:forms form:automatic-focus="false" form:apply-design-mode="false"/>
        <draw:frame draw:name="Title 3" presentation:style-name="pr1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Tiering RDMA/NVMf</text:span></text:p>
          </draw:text-box>
        </draw:frame>
        <draw:custom-shape draw:style-name="gr1" draw:text-style-name="P3" draw:layer="layout" svg:width="1.499cm" svg:height="2.032cm" svg:x="0.025cm" svg:y="11.93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3.622cm" svg:height="10.414cm" svg:x="1.016cm" svg:y="3.30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">
        <office:forms form:automatic-focus="false" form:apply-design-mode="false"/>
        <draw:frame draw:name="Title 3" presentation:style-name="pr1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Shuffle Tiering RDMA/NVMf</text:span></text:p>
          </draw:text-box>
        </draw:frame>
        <draw:custom-shape draw:style-name="gr1" draw:text-style-name="P3" draw:layer="layout" svg:width="1.499cm" svg:height="2.032cm" svg:x="0.025cm" svg:y="11.93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3.622cm" svg:height="10.414cm" svg:x="1.016cm" svg:y="3.30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office:forms form:automatic-focus="false" form:apply-design-mode="false"/>
        <draw:frame draw:name="Title 3" presentation:style-name="pr1" draw:text-style-name="P2" draw:layer="layout" svg:width="22.859cm" svg:height="2.38cm" svg:x="1.27cm" svg:y="0.572cm" presentation:class="title" presentation:user-transformed="true">
          <draw:text-box>
            <text:p text:style-name="P1"><text:span text:style-name="T1">Disagg</text:span><text:span text:style-name="T1">regatio</text:span><text:span text:style-name="T1">n</text:span></text:p>
          </draw:text-box>
        </draw:frame>
        <draw:custom-shape draw:style-name="gr1" draw:text-style-name="P3" draw:layer="layout" svg:width="1.499cm" svg:height="2.032cm" svg:x="0.025cm" svg:y="11.93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3.622cm" svg:height="10.414cm" svg:x="1.016cm" svg:y="2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5.334cm" svg:height="0.962cm" svg:x="3.202cm" svg:y="12.908cm">
          <draw:text-box>
            <text:p>Crail/Memory</text:p>
          </draw:text-box>
        </draw:frame>
        <draw:frame draw:style-name="gr4" draw:text-style-name="P6" draw:layer="layout" svg:width="5.334cm" svg:height="0.962cm" svg:x="11.322cm" svg:y="13.016cm">
          <draw:text-box>
            <text:p>Crail/NVMf</text:p>
          </draw:text-box>
        </draw:frame>
        <draw:frame draw:style-name="gr4" draw:text-style-name="P6" draw:layer="layout" svg:width="5.334cm" svg:height="0.962cm" svg:x="18.922cm" svg:y="13.016cm">
          <draw:text-box>
            <text:p>Vanilla/Alluxi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 Mono1" svg:font-family="'DejaVu Sans Mono'"/>
    <style:font-face style:name="MS PGothic1" svg:font-family="'MS PGothic'"/>
    <style:font-face style:name="FreeMono1" svg:font-family="FreeMono" style:font-family-generic="modern" style:font-pitch="fixed"/>
    <style:font-face style:name="Arial" svg:font-family="Arial" style:font-pitch="variable"/>
    <style:font-face style:name="DejaVu Sans Mono" svg:font-family="'DejaVu Sans Mono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S PGothic" svg:font-family="'MS PGothic'" style:font-pitch="variable"/>
    <style:font-face style:name="Ubuntu" svg:font-family="Ubuntu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8fc23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8fc23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8fc230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8cc12a" draw:fill="solid" draw:fill-color="#0000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fc230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name-complex="Arial1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6" draw:style-name="Mgr3" draw:text-style-name="MP5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6" draw:layer="backgroundobjects" svg:width="3.896cm" svg:height="3.896cm" svg:x="-0.154cm" svg:y="0.803cm">
        <draw:image xlink:href="Pictures/1000020100000258000002581D4ED1CB9C7B75FD.png" xlink:type="simple" xlink:show="embed" xlink:actuate="onLoad">
          <text:p/>
        </draw:image>
      </draw:frame>
      <draw:custom-shape draw:name="Rectangle 3" draw:style-name="Mgr5" draw:text-style-name="MP7" draw:layer="backgroundobjects" svg:width="3.504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.273cm" svg:height="3.273cm" svg:x="0.152cm" svg:y="4.656cm">
        <draw:image xlink:href="Pictures/1000020100000258000002589D9E095B13E290F9.png" xlink:type="simple" xlink:show="embed" xlink:actuate="onLoad">
          <text:p/>
        </draw:image>
      </draw:frame>
      <draw:frame draw:name="Title 1" presentation:style-name="Mpr1" draw:text-style-name="MP9" draw:layer="backgroundobjects" svg:width="20.304cm" svg:height="5.728cm" svg:x="4.617cm" svg:y="3.429cm" presentation:class="title" presentation:user-transformed="true">
        <draw:text-box>
          <text:p text:style-name="MP8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</text:span><text:span text:style-name="MT2">tTitle </text:span><text:span text:style-name="MT2">of </text:span><text:span text:style-name="MT2">Your </text:span><text:span text:style-name="MT2">Prese</text:span><text:span text:style-name="MT2">ntatio</text:span><text:span text:style-name="MT2">n</text:span><text:span text:style-name="MT2"><text:line-break/></text:span><text:span text:style-name="MT2">Goes </text:span><text:span text:style-name="MT2">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6" draw:style-name="Mgr3" draw:text-style-name="MP5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2.859cm" svg:height="2.38cm" svg:x="1.27cm" svg:y="0.572cm" presentation:class="title" presentation:user-transformed="true">
        <draw:text-box>
          <text:p text:style-name="MP8"><text:span text:style-name="MT3">Click </text:span><text:span text:style-name="MT3">to edit </text:span><text:span text:style-name="MT3">the </text:span><text:span text:style-name="MT3">title </text:span><text:span text:style-name="MT3">text </text:span><text:span text:style-name="MT3">format</text:span><text:span text:style-name="MT3">Click </text:span><text:span text:style-name="MT3">to edit </text:span><text:span text:style-name="MT3">Master </text:span><text:span text:style-name="MT3">title </text:span><text:span text:style-name="MT3">style</text:span></text:p>
        </draw:text-box>
      </draw:frame>
      <draw:frame draw:name="Content Placeholder 2" presentation:style-name="Mpr5" draw:text-style-name="MP14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7">Fourth level</text:span></text:p>
                                                </text:list-item>
                                                <text:list-item>
                                                  <text:p text:style-name="MP13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5" draw:layer="backgroundobjects" svg:width="8.042cm" svg:height="0.76cm" svg:x="8.678cm" svg:y="13.084cm" presentation:class="footer" presentation:user-transformed="true">
        <draw:text-box>
          <text:p/>
        </draw:text-box>
      </draw:frame>
      <draw:frame draw:name="Slide Number Placeholder 5" presentation:style-name="Mpr6" draw:text-style-name="MP15" draw:layer="backgroundobjects" svg:width="5.926cm" svg:height="0.76cm" svg:x="18.203cm" svg:y="13.084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draw:custom-shape draw:name="Rectangle 6" draw:style-name="Mgr3" draw:text-style-name="MP5" draw:layer="backgroundobjects" svg:width="25.399cm" svg:height="0.15cm" svg:x="0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0.929cm" svg:height="1.71cm" svg:x="0.234cm" svg:y="12.385cm">
        <draw:image xlink:href="Pictures/10000201000000C70000016E03EC3D605D0172E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of Your Presentation Goes Here</dc:title>
    <meta:editing-cycles>231</meta:editing-cycles>
    <meta:creation-date>2017-05-21T20:18:07.506990499</meta:creation-date>
    <dc:date>2017-05-25T20:29:47.916085996</dc:date>
    <meta:editing-duration>PT23H8M41S</meta:editing-duration>
    <meta:generator>LibreOffice/5.1.6.2$Linux_X86_64 LibreOffice_project/10m0$Build-2</meta:generator>
    <meta:document-statistic meta:object-count="53"/>
    <meta:user-defined meta:name="AppVersion">15.003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" chart:gap-width="20" chart:reverse-direction="false" text:line-break="false" loext:try-staggering-first="tru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23cm" svg:height="10.415cm" xlink:href="." xlink:type="simple" chart:class="chart:bar" chart:style-name="ch1">
        <chart:legend svg:x="9.413cm" svg:y="0.821cm" style:legend-expansion="custom" chartooo:width="4.741cm" chartooo:height="0.759cm" style:legend-expansion-aspect-ratio="6.2463768115942" chart:style-name="ch2"/>
        <chart:plot-area chart:style-name="ch3" chart:data-source-has-labels="both" svg:x="0.604cm" svg:y="0.224cm" svg:width="22.009cm" svg:height="11.145cm">
          <chartooo:coordinate-region svg:x="1.728cm" svg:y="0.503cm" svg:width="20.3cm" svg:height="9.397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Reduce</text:p>
              </table:table-cell>
            </table:table-row>
          </table:table-header-rows>
          <table:table-rows>
            <table:table-row>
              <table:table-cell office:value-type="string">
                <text:p>Colocated</text:p>
              </table:table-cell>
              <table:table-cell office:value-type="float" office:value="14.79">
                <text:p>14.79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Disaggregated</text:p>
              </table:table-cell>
              <table:table-cell office:value-type="float" office:value="14.24">
                <text:p>14.24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ocated</text:p>
              </table:table-cell>
              <table:table-cell office:value-type="float" office:value="22.76">
                <text:p>22.76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Disaggregated</text:p>
              </table:table-cell>
              <table:table-cell office:value-type="float" office:value="22.57">
                <text:p>22.57</text:p>
              </table:table-cell>
              <table:table-cell office:value-type="float" office:value="17.18">
                <text:p>17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ocated</text:p>
              </table:table-cell>
              <table:table-cell office:value-type="float" office:value="20.12">
                <text:p>20.12</text:p>
              </table:table-cell>
              <table:table-cell office:value-type="float" office:value="90.46">
                <text:p>90.46</text:p>
              </table:table-cell>
            </table:table-row>
            <table:table-row>
              <table:table-cell office:value-type="string">
                <text:p>Disaggregated</text:p>
              </table:table-cell>
              <table:table-cell office:value-type="float" office:value="30.72">
                <text:p>30.72</text:p>
              </table:table-cell>
              <table:table-cell office:value-type="float" office:value="106.13">
                <text:p>106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loext:try-staggering-first="tru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23cm" svg:height="10.415cm" xlink:href="." xlink:type="simple" chart:class="chart:bar" chart:style-name="ch1">
        <chart:legend svg:x="9.413cm" svg:y="0.821cm" style:legend-expansion="custom" chartooo:width="4.741cm" chartooo:height="0.759cm" style:legend-expansion-aspect-ratio="6.2463768115942" chart:style-name="ch2"/>
        <chart:plot-area chart:style-name="ch3" chart:data-source-has-labels="both" svg:x="0.604cm" svg:y="0.224cm" svg:width="21.424cm" svg:height="10.535cm">
          <chartooo:coordinate-region svg:x="1.728cm" svg:y="0.503cm" svg:width="20.3cm" svg:height="9.397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Reduce</text:p>
              </table:table-cell>
            </table:table-row>
          </table:table-header-rows>
          <table:table-rows>
            <table:table-row>
              <table:table-cell office:value-type="string">
                <text:p>Vanilla 100/0</text:p>
              </table:table-cell>
              <table:table-cell office:value-type="float" office:value="18.92">
                <text:p>18.92</text:p>
              </table:table-cell>
              <table:table-cell office:value-type="float" office:value="87.15">
                <text:p>87.15</text:p>
              </table:table-cell>
            </table:table-row>
            <table:table-row>
              <table:table-cell office:value-type="string">
                <text:p>100/0</text:p>
              </table:table-cell>
              <table:table-cell office:value-type="float" office:value="14.63">
                <text:p>14.63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14.59">
                <text:p>14.5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20.48">
                <text:p>20.48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40/60</text:p>
              </table:table-cell>
              <table:table-cell office:value-type="float" office:value="21.22">
                <text:p>21.22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20/80</text:p>
              </table:table-cell>
              <table:table-cell office:value-type="float" office:value="25.28">
                <text:p>25.28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0/100</text:p>
              </table:table-cell>
              <table:table-cell office:value-type="float" office:value="27.89">
                <text:p>27.89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loext:try-staggering-first="tru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23cm" svg:height="10.415cm" xlink:href="." xlink:type="simple" chart:class="chart:bar" chart:style-name="ch1">
        <chart:legend svg:x="9.413cm" svg:y="0.821cm" style:legend-expansion="custom" chartooo:width="4.741cm" chartooo:height="0.759cm" style:legend-expansion-aspect-ratio="6.2463768115942" chart:style-name="ch2"/>
        <chart:plot-area chart:style-name="ch3" chart:data-source-has-labels="both" svg:x="0.604cm" svg:y="0.224cm" svg:width="21.424cm" svg:height="10.535cm">
          <chartooo:coordinate-region svg:x="1.728cm" svg:y="0.503cm" svg:width="20.3cm" svg:height="9.397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Reduce</text:p>
              </table:table-cell>
            </table:table-row>
          </table:table-header-rows>
          <table:table-rows>
            <table:table-row>
              <table:table-cell office:value-type="string">
                <text:p>Vanilla 100/0</text:p>
              </table:table-cell>
              <table:table-cell office:value-type="float" office:value="18.92">
                <text:p>18.92</text:p>
              </table:table-cell>
              <table:table-cell office:value-type="float" office:value="87.15">
                <text:p>87.15</text:p>
              </table:table-cell>
            </table:table-row>
            <table:table-row>
              <table:table-cell office:value-type="string">
                <text:p>100/0</text:p>
              </table:table-cell>
              <table:table-cell office:value-type="float" office:value="18.5">
                <text:p>18.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80/20</text:p>
              </table:table-cell>
              <table:table-cell office:value-type="float" office:value="23.19">
                <text:p>23.19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60/40</text:p>
              </table:table-cell>
              <table:table-cell office:value-type="float" office:value="24.02">
                <text:p>24.02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40/60</text:p>
              </table:table-cell>
              <table:table-cell office:value-type="float" office:value="26.01">
                <text:p>26.01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20/80</text:p>
              </table:table-cell>
              <table:table-cell office:value-type="float" office:value="26.83">
                <text:p>26.83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0/100</text:p>
              </table:table-cell>
              <table:table-cell office:value-type="float" office:value="27.89">
                <text:p>27.89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